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1.629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808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23ff23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ff8080"/>
    </style:style>
    <style:style style:name="ce8" style:family="table-cell" style:parent-style-name="Default">
      <style:table-cell-properties fo:background-color="#23ff23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Channel No</text:p>
          </table:table-cell>
          <table:table-cell office:value-type="string">
            <text:p>Func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Outline On/Off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string">
            <text:p>Outline Trails On/Off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string">
            <text:p>Hands On/Off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string">
            <text:p>Hand Trails On/Off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6" office:value-type="string">
            <text:p>Poi On/Off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string">
            <text:p>Poi Trails On/Off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7" office:value-type="string">
            <text:p>Bg Color H</text:p>
          </table:table-cell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7" office:value-type="string">
            <text:p>Bg Color S</text:p>
          </table:table-cell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7" office:value-type="string">
            <text:p>Bg Color B</text:p>
          </table:table-cell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7" office:value-type="string">
            <text:p>Grad Color H</text:p>
          </table:table-cell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7" office:value-type="string">
            <text:p>Grad Color S</text:p>
          </table:table-cell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7" office:value-type="string">
            <text:p>Grad Color B</text:p>
          </table:table-cell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7" office:value-type="string">
            <text:p>Grad Color A</text:p>
          </table:table-cell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7" office:value-type="string">
            <text:p>Grad Center X</text:p>
          </table:table-cell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7" office:value-type="string">
            <text:p>Grad Center Y</text:p>
          </table:table-cell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7" office:value-type="string">
            <text:p>Grad Radius</text:p>
          </table:table-cell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8" office:value-type="string">
            <text:p>Trail Velocity X</text:p>
          </table:table-cell>
        </table:table-row>
        <table:table-row table:style-name="ro1">
          <table:table-cell table:style-name="ce5" office:value-type="float" office:value="31">
            <text:p>31</text:p>
          </table:table-cell>
          <table:table-cell table:style-name="ce8" office:value-type="string">
            <text:p>Trail Velocity Y</text:p>
          </table:table-cell>
        </table:table-row>
        <table:table-row table:style-name="ro1">
          <table:table-cell table:style-name="ce5" office:value-type="float" office:value="32">
            <text:p>32</text:p>
          </table:table-cell>
          <table:table-cell table:style-name="ce8" office:value-type="string">
            <text:p>Trail Anchor X</text:p>
          </table:table-cell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8" office:value-type="string">
            <text:p>Trail Anchor Y</text:p>
          </table:table-cell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8" office:value-type="string">
            <text:p>Trail Scale</text:p>
          </table:table-cell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8" office:value-type="string">
            <text:p>Trail Alpha Decay</text:p>
          </table:table-cell>
        </table:table-row>
        <table:table-row table:style-name="ro1">
          <table:table-cell table:style-name="ce5" office:value-type="float" office:value="36">
            <text:p>36</text:p>
          </table:table-cell>
          <table:table-cell table:style-name="ce8" office:value-type="string">
            <text:p>Trail Color Decay</text:p>
          </table:table-cell>
        </table:table-row>
        <table:table-row table:style-name="ro1">
          <table:table-cell table:style-name="ce5" office:value-type="float" office:value="37">
            <text:p>37</text:p>
          </table:table-cell>
          <table:table-cell table:style-name="ce8" office:value-type="string">
            <text:p>Trail Min Alpha</text:p>
          </table:table-cell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Audio sensitivity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/>
        </table:table-row>
        <table:table-row table:style-name="ro1" table:number-rows-repeated="104844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8">11/18/2012</text:date>, <text:time>22:1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18T12:57:06</meta:creation-date>
    <dc:date>2012-11-18T22:12:16</dc:date>
    <meta:editing-duration>PT04H56M15S</meta:editing-duration>
    <meta:editing-cycles>7</meta:editing-cycles>
    <meta:generator>NeoOffice/3.1.2$Unix OpenOffice.org_project/Patch 9</meta:generator>
    <meta:document-statistic meta:table-count="3" meta:cell-count="154" meta:object-count="0"/>
  </office:meta>
</office:document-meta>
</file>